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28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591in"/>
    </style:style>
    <style:style style:name="co4" style:family="table-column">
      <style:table-column-properties fo:break-before="auto" style:column-width="1.2173in"/>
    </style:style>
    <style:style style:name="co5" style:family="table-column">
      <style:table-column-properties fo:break-before="auto" style:column-width="1.2437in"/>
    </style:style>
    <style:style style:name="co6" style:family="table-column">
      <style:table-column-properties fo:break-before="auto" style:column-width="1.183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Instance</text:p>
          </table:table-cell>
          <table:table-cell office:value-type="string" calcext:value-type="string">
            <text:p>ACO BEST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gap</text:p>
          </table:table-cell>
          <table:table-cell table:style-name="ce1" office:value-type="string" calcext:value-type="string">
            <text:p>average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8.56" calcext:value-type="float">
            <text:p>178.56</text:p>
          </table:table-cell>
          <table:table-cell office:value-type="float" office:value="196.7405" calcext:value-type="float">
            <text:p>196.74</text:p>
          </table:table-cell>
          <table:table-cell office:value-type="float" office:value="10.1817316308244" calcext:value-type="float">
            <text:p>10.18</text:p>
          </table:table-cell>
          <table:table-cell office:value-type="float" office:value="225.6" calcext:value-type="float">
            <text:p>225.60</text:p>
          </table:table-cell>
          <table:table-cell office:value-type="float" office:value="26.3440860215054" calcext:value-type="float">
            <text:p>26.34</text:p>
          </table:table-cell>
          <table:table-cell table:style-name="ce1" office:value-type="float" office:value="141" calcext:value-type="float">
            <text:p>141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2.73" calcext:value-type="float">
            <text:p>172.73</text:p>
          </table:table-cell>
          <table:table-cell office:value-type="float" office:value="196.571" calcext:value-type="float">
            <text:p>196.57</text:p>
          </table:table-cell>
          <table:table-cell office:value-type="float" office:value="13.8024662768483" calcext:value-type="float">
            <text:p>13.80</text:p>
          </table:table-cell>
          <table:table-cell office:value-type="float" office:value="234.78" calcext:value-type="float">
            <text:p>234.78</text:p>
          </table:table-cell>
          <table:table-cell office:value-type="float" office:value="35.9231170034158" calcext:value-type="float">
            <text:p>35.92</text:p>
          </table:table-cell>
          <table:table-cell table:style-name="ce1" office:value-type="float" office:value="123" calcext:value-type="float">
            <text:p>123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73.82" calcext:value-type="float">
            <text:p>173.82</text:p>
          </table:table-cell>
          <table:table-cell office:value-type="float" office:value="187.258" calcext:value-type="float">
            <text:p>187.26</text:p>
          </table:table-cell>
          <table:table-cell office:value-type="float" office:value="7.73098607755148" calcext:value-type="float">
            <text:p>7.73</text:p>
          </table:table-cell>
          <table:table-cell office:value-type="float" office:value="210.15" calcext:value-type="float">
            <text:p>210.15</text:p>
          </table:table-cell>
          <table:table-cell office:value-type="float" office:value="20.9009319986193" calcext:value-type="float">
            <text:p>20.90</text:p>
          </table:table-cell>
          <table:table-cell table:style-name="ce1" office:value-type="float" office:value="350" calcext:value-type="float">
            <text:p>350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29.88" calcext:value-type="float">
            <text:p>629.88</text:p>
          </table:table-cell>
          <table:table-cell office:value-type="float" office:value="644.838" calcext:value-type="float">
            <text:p>644.84</text:p>
          </table:table-cell>
          <table:table-cell office:value-type="float" office:value="2.37473804534197" calcext:value-type="float">
            <text:p>2.37</text:p>
          </table:table-cell>
          <table:table-cell office:value-type="float" office:value="675.63" calcext:value-type="float">
            <text:p>675.63</text:p>
          </table:table-cell>
          <table:table-cell office:value-type="float" office:value="7.26328824538007" calcext:value-type="float">
            <text:p>7.26</text:p>
          </table:table-cell>
          <table:table-cell table:style-name="ce1" office:value-type="float" office:value="1203" calcext:value-type="float">
            <text:p>1203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73.03" calcext:value-type="float">
            <text:p>573.03</text:p>
          </table:table-cell>
          <table:table-cell office:value-type="float" office:value="613.47" calcext:value-type="float">
            <text:p>613.47</text:p>
          </table:table-cell>
          <table:table-cell office:value-type="float" office:value="7.05722213496677" calcext:value-type="float">
            <text:p>7.06</text:p>
          </table:table-cell>
          <table:table-cell office:value-type="float" office:value="692.44" calcext:value-type="float">
            <text:p>692.44</text:p>
          </table:table-cell>
          <table:table-cell office:value-type="float" office:value="20.8383505226603" calcext:value-type="float">
            <text:p>20.84</text:p>
          </table:table-cell>
          <table:table-cell table:style-name="ce1" office:value-type="float" office:value="884" calcext:value-type="float">
            <text:p>884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9.1" calcext:value-type="float">
            <text:p>379.10</text:p>
          </table:table-cell>
          <table:table-cell office:value-type="float" office:value="390.34" calcext:value-type="float">
            <text:p>390.34</text:p>
          </table:table-cell>
          <table:table-cell office:value-type="float" office:value="2.96491690846741" calcext:value-type="float">
            <text:p>2.96</text:p>
          </table:table-cell>
          <table:table-cell office:value-type="float" office:value="403.39" calcext:value-type="float">
            <text:p>403.39</text:p>
          </table:table-cell>
          <table:table-cell office:value-type="float" office:value="6.40728040094961" calcext:value-type="float">
            <text:p>6.41</text:p>
          </table:table-cell>
          <table:table-cell table:style-name="ce1" office:value-type="float" office:value="1316" calcext:value-type="float">
            <text:p>1316.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88.24" calcext:value-type="float">
            <text:p>288.24</text:p>
          </table:table-cell>
          <table:table-cell office:value-type="float" office:value="297.91" calcext:value-type="float">
            <text:p>297.91</text:p>
          </table:table-cell>
          <table:table-cell office:value-type="float" office:value="3.3548431862337" calcext:value-type="float">
            <text:p>3.35</text:p>
          </table:table-cell>
          <table:table-cell office:value-type="float" office:value="314.78" calcext:value-type="float">
            <text:p>314.78</text:p>
          </table:table-cell>
          <table:table-cell office:value-type="float" office:value="9.2076047737996" calcext:value-type="float">
            <text:p>9.21</text:p>
          </table:table-cell>
          <table:table-cell table:style-name="ce1" office:value-type="float" office:value="798" calcext:value-type="float">
            <text:p>798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23.77" calcext:value-type="float">
            <text:p>3023.77</text:p>
          </table:table-cell>
          <table:table-cell office:value-type="float" office:value="3100.23" calcext:value-type="float">
            <text:p>3100.23</text:p>
          </table:table-cell>
          <table:table-cell office:value-type="float" office:value="2.5286314766004" calcext:value-type="float">
            <text:p>2.53</text:p>
          </table:table-cell>
          <table:table-cell office:value-type="float" office:value="3265.97" calcext:value-type="float">
            <text:p>3265.97</text:p>
          </table:table-cell>
          <table:table-cell office:value-type="float" office:value="8.00986847544621" calcext:value-type="float">
            <text:p>8.01</text:p>
          </table:table-cell>
          <table:table-cell table:style-name="ce1" office:value-type="float" office:value="1635" calcext:value-type="float">
            <text:p>1635.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05.03" calcext:value-type="float">
            <text:p>1705.03</text:p>
          </table:table-cell>
          <table:table-cell office:value-type="float" office:value="1774.86" calcext:value-type="float">
            <text:p>1774.86</text:p>
          </table:table-cell>
          <table:table-cell office:value-type="float" office:value="4.09552911092473" calcext:value-type="float">
            <text:p>4.10</text:p>
          </table:table-cell>
          <table:table-cell office:value-type="float" office:value="1846.92" calcext:value-type="float">
            <text:p>1846.92</text:p>
          </table:table-cell>
          <table:table-cell office:value-type="float" office:value="8.32184770942447" calcext:value-type="float">
            <text:p>8.32</text:p>
          </table:table-cell>
          <table:table-cell table:style-name="ce1" office:value-type="float" office:value="3391" calcext:value-type="float">
            <text:p>3391.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86.28" calcext:value-type="float">
            <text:p>1286.28</text:p>
          </table:table-cell>
          <table:table-cell office:value-type="float" office:value="1319.78" calcext:value-type="float">
            <text:p>1319.78</text:p>
          </table:table-cell>
          <table:table-cell office:value-type="float" office:value="2.60440961532481" calcext:value-type="float">
            <text:p>2.60</text:p>
          </table:table-cell>
          <table:table-cell office:value-type="float" office:value="1349.47" calcext:value-type="float">
            <text:p>1349.47</text:p>
          </table:table-cell>
          <table:table-cell office:value-type="float" office:value="4.91261622663806" calcext:value-type="float">
            <text:p>4.91</text:p>
          </table:table-cell>
          <table:table-cell table:style-name="ce1" office:value-type="float" office:value="3549" calcext:value-type="float">
            <text:p>3549.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92.16" calcext:value-type="float">
            <text:p>992.16</text:p>
          </table:table-cell>
          <table:table-cell office:value-type="float" office:value="1035.63" calcext:value-type="float">
            <text:p>1035.63</text:p>
          </table:table-cell>
          <table:table-cell office:value-type="float" office:value="4.38134978229319" calcext:value-type="float">
            <text:p>4.38</text:p>
          </table:table-cell>
          <table:table-cell office:value-type="float" office:value="1061.7" calcext:value-type="float">
            <text:p>1061.70</text:p>
          </table:table-cell>
          <table:table-cell office:value-type="float" office:value="7.00895016932754" calcext:value-type="float">
            <text:p>7.01</text:p>
          </table:table-cell>
          <table:table-cell table:style-name="ce1" office:value-type="float" office:value="3600" calcext:value-type="float">
            <text:p>3600.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82.12" calcext:value-type="float">
            <text:p>1082.12</text:p>
          </table:table-cell>
          <table:table-cell office:value-type="float" office:value="1123.3" calcext:value-type="float">
            <text:p>1123.30</text:p>
          </table:table-cell>
          <table:table-cell office:value-type="float" office:value="3.80549292130263" calcext:value-type="float">
            <text:p>3.81</text:p>
          </table:table-cell>
          <table:table-cell office:value-type="float" office:value="1175.39" calcext:value-type="float">
            <text:p>1175.39</text:p>
          </table:table-cell>
          <table:table-cell office:value-type="float" office:value="8.6191919565298" calcext:value-type="float">
            <text:p>8.62</text:p>
          </table:table-cell>
          <table:table-cell table:style-name="ce1" office:value-type="float" office:value="446" calcext:value-type="float">
            <text:p>446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9.02" calcext:value-type="float">
            <text:p>1099.02</text:p>
          </table:table-cell>
          <table:table-cell office:value-type="float" office:value="1135.303" calcext:value-type="float">
            <text:p>1135.30</text:p>
          </table:table-cell>
          <table:table-cell office:value-type="float" office:value="3.30139578897564" calcext:value-type="float">
            <text:p>3.30</text:p>
          </table:table-cell>
          <table:table-cell office:value-type="float" office:value="1191.96" calcext:value-type="float">
            <text:p>1191.96</text:p>
          </table:table-cell>
          <table:table-cell office:value-type="float" office:value="8.45662499317574" calcext:value-type="float">
            <text:p>8.46</text:p>
          </table:table-cell>
          <table:table-cell table:style-name="ce1" office:value-type="float" office:value="491" calcext:value-type="float">
            <text:p>491.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11.12" calcext:value-type="float">
            <text:p>1111.12</text:p>
          </table:table-cell>
          <table:table-cell office:value-type="float" office:value="1123.33" calcext:value-type="float">
            <text:p>1123.33</text:p>
          </table:table-cell>
          <table:table-cell office:value-type="float" office:value="1.09889120887033" calcext:value-type="float">
            <text:p>1.10</text:p>
          </table:table-cell>
          <table:table-cell office:value-type="float" office:value="1170.17" calcext:value-type="float">
            <text:p>1170.17</text:p>
          </table:table-cell>
          <table:table-cell office:value-type="float" office:value="5.31445748434014" calcext:value-type="float">
            <text:p>5.31</text:p>
          </table:table-cell>
          <table:table-cell table:style-name="ce1" office:value-type="float" office:value="423" calcext:value-type="float">
            <text:p>423.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6.08" calcext:value-type="float">
            <text:p>1166.08</text:p>
          </table:table-cell>
          <table:table-cell office:value-type="float" office:value="1202.57" calcext:value-type="float">
            <text:p>1202.57</text:p>
          </table:table-cell>
          <table:table-cell office:value-type="float" office:value="3.12928787047201" calcext:value-type="float">
            <text:p>3.13</text:p>
          </table:table-cell>
          <table:table-cell office:value-type="float" office:value="1228.27" calcext:value-type="float">
            <text:p>1228.27</text:p>
          </table:table-cell>
          <table:table-cell office:value-type="float" office:value="5.33325329308453" calcext:value-type="float">
            <text:p>5.33</text:p>
          </table:table-cell>
          <table:table-cell table:style-name="ce1" office:value-type="float" office:value="2471" calcext:value-type="float">
            <text:p>2471.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78.51" calcext:value-type="float">
            <text:p>1178.51</text:p>
          </table:table-cell>
          <table:table-cell office:value-type="float" office:value="1209.6" calcext:value-type="float">
            <text:p>1209.60</text:p>
          </table:table-cell>
          <table:table-cell office:value-type="float" office:value="2.63807689370476" calcext:value-type="float">
            <text:p>2.64</text:p>
          </table:table-cell>
          <table:table-cell office:value-type="float" office:value="1241.67" calcext:value-type="float">
            <text:p>1241.67</text:p>
          </table:table-cell>
          <table:table-cell office:value-type="float" office:value="5.35930963674471" calcext:value-type="float">
            <text:p>5.36</text:p>
          </table:table-cell>
          <table:table-cell table:style-name="ce1" office:value-type="float" office:value="2146" calcext:value-type="float">
            <text:p>2146.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42.74" calcext:value-type="float">
            <text:p>1142.74</text:p>
          </table:table-cell>
          <table:table-cell office:value-type="float" office:value="1199.88" calcext:value-type="float">
            <text:p>1199.88</text:p>
          </table:table-cell>
          <table:table-cell office:value-type="float" office:value="5.00026252690902" calcext:value-type="float">
            <text:p>5.00</text:p>
          </table:table-cell>
          <table:table-cell office:value-type="float" office:value="1253.47" calcext:value-type="float">
            <text:p>1253.47</text:p>
          </table:table-cell>
          <table:table-cell office:value-type="float" office:value="9.68986821149168" calcext:value-type="float">
            <text:p>9.69</text:p>
          </table:table-cell>
          <table:table-cell table:style-name="ce1" office:value-type="float" office:value="2628" calcext:value-type="float">
            <text:p>2628.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31.96" calcext:value-type="float">
            <text:p>1231.96</text:p>
          </table:table-cell>
          <table:table-cell office:value-type="float" office:value="1263.909" calcext:value-type="float">
            <text:p>1263.91</text:p>
          </table:table-cell>
          <table:table-cell office:value-type="float" office:value="2.59334718659697" calcext:value-type="float">
            <text:p>2.59</text:p>
          </table:table-cell>
          <table:table-cell office:value-type="float" office:value="1296.42" calcext:value-type="float">
            <text:p>1296.42</text:p>
          </table:table-cell>
          <table:table-cell office:value-type="float" office:value="5.23231273742654" calcext:value-type="float">
            <text:p>5.23</text:p>
          </table:table-cell>
          <table:table-cell table:style-name="ce1" office:value-type="float" office:value="3368" calcext:value-type="float">
            <text:p>3368.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50.26" calcext:value-type="float">
            <text:p>1250.26</text:p>
          </table:table-cell>
          <table:table-cell office:value-type="float" office:value="1266.545" calcext:value-type="float">
            <text:p>1266.55</text:p>
          </table:table-cell>
          <table:table-cell office:value-type="float" office:value="1.30252907395262" calcext:value-type="float">
            <text:p>1.30</text:p>
          </table:table-cell>
          <table:table-cell office:value-type="float" office:value="1284.23" calcext:value-type="float">
            <text:p>1284.23</text:p>
          </table:table-cell>
          <table:table-cell office:value-type="float" office:value="2.7170348567498" calcext:value-type="float">
            <text:p>2.72</text:p>
          </table:table-cell>
          <table:table-cell table:style-name="ce1" office:value-type="float" office:value="3600" calcext:value-type="float">
            <text:p>3600.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46.36" calcext:value-type="float">
            <text:p>1246.36</text:p>
          </table:table-cell>
          <table:table-cell office:value-type="float" office:value="1266.699" calcext:value-type="float">
            <text:p>1266.70</text:p>
          </table:table-cell>
          <table:table-cell office:value-type="float" office:value="1.63187201129691" calcext:value-type="float">
            <text:p>1.63</text:p>
          </table:table-cell>
          <table:table-cell office:value-type="float" office:value="1280.77" calcext:value-type="float">
            <text:p>1280.77</text:p>
          </table:table-cell>
          <table:table-cell office:value-type="float" office:value="2.76083956481274" calcext:value-type="float">
            <text:p>2.76</text:p>
          </table:table-cell>
          <table:table-cell table:style-name="ce1" office:value-type="float" office:value="3445" calcext:value-type="float">
            <text:p>3445.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96.19" calcext:value-type="float">
            <text:p>1296.19</text:p>
          </table:table-cell>
          <table:table-cell office:value-type="float" office:value="1330.11" calcext:value-type="float">
            <text:p>1330.11</text:p>
          </table:table-cell>
          <table:table-cell office:value-type="float" office:value="2.61690030011031" calcext:value-type="float">
            <text:p>2.62</text:p>
          </table:table-cell>
          <table:table-cell office:value-type="float" office:value="1347.09" calcext:value-type="float">
            <text:p>1347.09</text:p>
          </table:table-cell>
          <table:table-cell office:value-type="float" office:value="3.92689343383299" calcext:value-type="float">
            <text:p>3.93</text:p>
          </table:table-cell>
          <table:table-cell table:style-name="ce1" office:value-type="float" office:value="3600" calcext:value-type="float">
            <text:p>3600.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317.94" calcext:value-type="float">
            <text:p>1317.94</text:p>
          </table:table-cell>
          <table:table-cell office:value-type="float" office:value="1332.07" calcext:value-type="float">
            <text:p>1332.07</text:p>
          </table:table-cell>
          <table:table-cell office:value-type="float" office:value="1.07212771446347" calcext:value-type="float">
            <text:p>1.07</text:p>
          </table:table-cell>
          <table:table-cell office:value-type="float" office:value="1354.61" calcext:value-type="float">
            <text:p>1354.61</text:p>
          </table:table-cell>
          <table:table-cell office:value-type="float" office:value="2.78237249040168" calcext:value-type="float">
            <text:p>2.78</text:p>
          </table:table-cell>
          <table:table-cell table:style-name="ce1" office:value-type="float" office:value="3600" calcext:value-type="float">
            <text:p>3600.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19.93" calcext:value-type="float">
            <text:p>1319.93</text:p>
          </table:table-cell>
          <table:table-cell office:value-type="float" office:value="1341.5" calcext:value-type="float">
            <text:p>1341.50</text:p>
          </table:table-cell>
          <table:table-cell office:value-type="float" office:value="1.63417757002265" calcext:value-type="float">
            <text:p>1.63</text:p>
          </table:table-cell>
          <table:table-cell office:value-type="float" office:value="1356.62" calcext:value-type="float">
            <text:p>1356.62</text:p>
          </table:table-cell>
          <table:table-cell office:value-type="float" office:value="2.77969286250027" calcext:value-type="float">
            <text:p>2.78</text:p>
          </table:table-cell>
          <table:table-cell table:style-name="ce1" office:value-type="float" office:value="3600" calcext:value-type="float">
            <text:p>3600.00</text:p>
          </table:table-cell>
        </table:table-row>
        <table:table-row table:style-name="ro1">
          <table:table-cell/>
          <table:table-cell office:value-type="float" office:value="1036.73173913043" calcext:value-type="float">
            <text:p>1036.73</text:p>
          </table:table-cell>
          <table:table-cell office:value-type="float" office:value="1067.49754347826" calcext:value-type="float">
            <text:p>1067.50</text:p>
          </table:table-cell>
          <table:table-cell office:value-type="float" office:value="3.95222544835019" calcext:value-type="float">
            <text:p>3.95</text:p>
          </table:table-cell>
          <table:table-cell office:value-type="float" office:value="1107.02173913043" calcext:value-type="float">
            <text:p>1107.02</text:p>
          </table:table-cell>
          <table:table-cell office:value-type="float" office:value="9.48303448122856" calcext:value-type="float">
            <text:p>9.48</text:p>
          </table:table-cell>
          <table:table-cell table:style-name="ce1" office:value-type="float" office:value="2035.13043478261" calcext:value-type="float">
            <text:p>2035.13</text:p>
          </table:table-cell>
        </table:table-row>
        <table:table-row table:style-name="ro1" table:number-rows-repeated="3">
          <table:table-cell/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Comparison</text:p>
          </table:table-cell>
          <table:table-cell table:style-name="Default" office:value-type="string" calcext:value-type="string">
            <text:p>ACO_BEST</text:p>
          </table:table-cell>
          <table:table-cell table:style-name="Default" office:value-type="string" calcext:value-type="string">
            <text:p>heuristic_prox</text:p>
          </table:table-cell>
          <table:table-cell table:style-name="Default" office:value-type="string" calcext:value-type="string">
            <text:p>Gap</text:p>
          </table:table-cell>
          <table:table-cell table:style-name="Default" office:value-type="string" calcext:value-type="string">
            <text:p>heuristic_kmeans</text:p>
          </table:table-cell>
          <table:table-cell table:style-name="Default" office:value-type="string" calcext:value-type="string">
            <text:p>Gap</text:p>
          </table:table-cell>
          <table:table-cell/>
        </table:table-row>
        <table:table-row table:style-name="ro1">
          <table:table-cell office:value-type="string" calcext:value-type="string">
            <text:p>p01</text:p>
          </table:table-cell>
          <table:table-cell table:style-name="Default" office:value-type="float" office:value="178.56" calcext:value-type="float">
            <text:p>178.56</text:p>
          </table:table-cell>
          <table:table-cell table:style-name="Default" office:value-type="float" office:value="217.42" calcext:value-type="float">
            <text:p>217.42</text:p>
          </table:table-cell>
          <table:table-cell office:value-type="float" office:value="21.7629928315412" calcext:value-type="float">
            <text:p>21.76</text:p>
          </table:table-cell>
          <table:table-cell table:style-name="Default" office:value-type="float" office:value="191.03" calcext:value-type="float">
            <text:p>191.03</text:p>
          </table:table-cell>
          <table:table-cell table:formula="of:=([.E30]-[.B30])/[.B30]*100" office:value-type="float" office:value="6.98364695340502" calcext:value-type="float">
            <text:p>6.98</text:p>
          </table:table-cell>
          <table:table-cell/>
        </table:table-row>
        <table:table-row table:style-name="ro1">
          <table:table-cell office:value-type="string" calcext:value-type="string">
            <text:p>p02</text:p>
          </table:table-cell>
          <table:table-cell table:style-name="Default" office:value-type="float" office:value="172.73" calcext:value-type="float">
            <text:p>172.73</text:p>
          </table:table-cell>
          <table:table-cell table:style-name="Default" office:value-type="float" office:value="219.2" calcext:value-type="float">
            <text:p>219.2</text:p>
          </table:table-cell>
          <table:table-cell office:value-type="float" office:value="26.9032594222196" calcext:value-type="float">
            <text:p>26.90</text:p>
          </table:table-cell>
          <table:table-cell table:style-name="Default" office:value-type="float" office:value="188.6" calcext:value-type="float">
            <text:p>188.6</text:p>
          </table:table-cell>
          <table:table-cell table:formula="of:=([.E31]-[.B31])/[.B31]*100" office:value-type="float" office:value="9.18774966711052" calcext:value-type="float">
            <text:p>9.19</text:p>
          </table:table-cell>
          <table:table-cell/>
        </table:table-row>
        <table:table-row table:style-name="ro1">
          <table:table-cell office:value-type="string" calcext:value-type="string">
            <text:p>p03</text:p>
          </table:table-cell>
          <table:table-cell table:style-name="Default" office:value-type="float" office:value="173.82" calcext:value-type="float">
            <text:p>173.82</text:p>
          </table:table-cell>
          <table:table-cell table:style-name="Default" office:value-type="float" office:value="214.84" calcext:value-type="float">
            <text:p>214.84</text:p>
          </table:table-cell>
          <table:table-cell office:value-type="float" office:value="23.5991255321597" calcext:value-type="float">
            <text:p>23.60</text:p>
          </table:table-cell>
          <table:table-cell table:style-name="Default" office:value-type="float" office:value="185.82" calcext:value-type="float">
            <text:p>185.82</text:p>
          </table:table-cell>
          <table:table-cell table:formula="of:=([.E32]-[.B32])/[.B32]*100" office:value-type="float" office:value="6.90369347600967" calcext:value-type="float">
            <text:p>6.90</text:p>
          </table:table-cell>
          <table:table-cell/>
        </table:table-row>
        <table:table-row table:style-name="ro1">
          <table:table-cell office:value-type="string" calcext:value-type="string">
            <text:p>p04</text:p>
          </table:table-cell>
          <table:table-cell table:style-name="Default" office:value-type="float" office:value="629.88" calcext:value-type="float">
            <text:p>629.88</text:p>
          </table:table-cell>
          <table:table-cell table:style-name="Default" office:value-type="float" office:value="668.81" calcext:value-type="float">
            <text:p>668.81</text:p>
          </table:table-cell>
          <table:table-cell office:value-type="float" office:value="6.18054232552231" calcext:value-type="float">
            <text:p>6.18</text:p>
          </table:table-cell>
          <table:table-cell table:style-name="Default" office:value-type="float" office:value="694.96" calcext:value-type="float">
            <text:p>694.96</text:p>
          </table:table-cell>
          <table:table-cell table:formula="of:=([.E33]-[.B33])/[.B33]*100" office:value-type="float" office:value="10.3321267543024" calcext:value-type="float">
            <text:p>10.33</text:p>
          </table:table-cell>
          <table:table-cell/>
        </table:table-row>
        <table:table-row table:style-name="ro1">
          <table:table-cell office:value-type="string" calcext:value-type="string">
            <text:p>p05</text:p>
          </table:table-cell>
          <table:table-cell table:style-name="Default" office:value-type="float" office:value="573.03" calcext:value-type="float">
            <text:p>573.03</text:p>
          </table:table-cell>
          <table:table-cell table:style-name="Default" office:value-type="float" office:value="630.78" calcext:value-type="float">
            <text:p>630.78</text:p>
          </table:table-cell>
          <table:table-cell office:value-type="float" office:value="10.0780063871002" calcext:value-type="float">
            <text:p>10.08</text:p>
          </table:table-cell>
          <table:table-cell table:style-name="Default" office:value-type="float" office:value="624.33" calcext:value-type="float">
            <text:p>624.33</text:p>
          </table:table-cell>
          <table:table-cell table:formula="of:=([.E34]-[.B34])/[.B34]*100" office:value-type="float" office:value="8.95241086854093" calcext:value-type="float">
            <text:p>8.95</text:p>
          </table:table-cell>
          <table:table-cell/>
        </table:table-row>
        <table:table-row table:style-name="ro1">
          <table:table-cell office:value-type="string" calcext:value-type="string">
            <text:p>p06</text:p>
          </table:table-cell>
          <table:table-cell table:style-name="Default" office:value-type="float" office:value="379.1" calcext:value-type="float">
            <text:p>379.1</text:p>
          </table:table-cell>
          <table:table-cell table:style-name="Default" office:value-type="float" office:value="435.42" calcext:value-type="float">
            <text:p>435.42</text:p>
          </table:table-cell>
          <table:table-cell office:value-type="float" office:value="14.8562384595094" calcext:value-type="float">
            <text:p>14.86</text:p>
          </table:table-cell>
          <table:table-cell table:style-name="Default" office:value-type="float" office:value="416.25" calcext:value-type="float">
            <text:p>416.25</text:p>
          </table:table-cell>
          <table:table-cell table:formula="of:=([.E35]-[.B35])/[.B35]*100" office:value-type="float" office:value="9.79952519124241" calcext:value-type="float">
            <text:p>9.80</text:p>
          </table:table-cell>
          <table:table-cell/>
        </table:table-row>
        <table:table-row table:style-name="ro1">
          <table:table-cell office:value-type="string" calcext:value-type="string">
            <text:p>p07</text:p>
          </table:table-cell>
          <table:table-cell table:style-name="Default" office:value-type="float" office:value="288.24" calcext:value-type="float">
            <text:p>288.24</text:p>
          </table:table-cell>
          <table:table-cell table:style-name="Default" office:value-type="float" office:value="309.48" calcext:value-type="float">
            <text:p>309.48</text:p>
          </table:table-cell>
          <table:table-cell office:value-type="float" office:value="7.36885928393006" calcext:value-type="float">
            <text:p>7.37</text:p>
          </table:table-cell>
          <table:table-cell table:style-name="Default" office:value-type="float" office:value="314.41" calcext:value-type="float">
            <text:p>314.41</text:p>
          </table:table-cell>
          <table:table-cell table:formula="of:=([.E36]-[.B36])/[.B36]*100" office:value-type="float" office:value="9.07923952262004" calcext:value-type="float">
            <text:p>9.08</text:p>
          </table:table-cell>
          <table:table-cell/>
        </table:table-row>
        <table:table-row table:style-name="ro1">
          <table:table-cell office:value-type="string" calcext:value-type="string">
            <text:p>p08</text:p>
          </table:table-cell>
          <table:table-cell table:style-name="Default" office:value-type="float" office:value="3023.77" calcext:value-type="float">
            <text:p>3023.77</text:p>
          </table:table-cell>
          <table:table-cell table:style-name="Default" office:value-type="float" office:value="3333.93" calcext:value-type="float">
            <text:p>3333.93</text:p>
          </table:table-cell>
          <table:table-cell office:value-type="float" office:value="10.2573939155425" calcext:value-type="float">
            <text:p>10.26</text:p>
          </table:table-cell>
          <table:table-cell table:style-name="Default" office:value-type="float" office:value="3186.02" calcext:value-type="float">
            <text:p>3186.02</text:p>
          </table:table-cell>
          <table:table-cell table:formula="of:=([.E37]-[.B37])/[.B37]*100" office:value-type="float" office:value="5.36581816738707" calcext:value-type="float">
            <text:p>5.37</text:p>
          </table:table-cell>
          <table:table-cell/>
        </table:table-row>
        <table:table-row table:style-name="ro1">
          <table:table-cell office:value-type="string" calcext:value-type="string">
            <text:p>p09</text:p>
          </table:table-cell>
          <table:table-cell table:style-name="Default" office:value-type="float" office:value="1705.03" calcext:value-type="float">
            <text:p>1705.03</text:p>
          </table:table-cell>
          <table:table-cell table:style-name="Default" office:value-type="float" office:value="1917.82" calcext:value-type="float">
            <text:p>1917.82</text:p>
          </table:table-cell>
          <table:table-cell office:value-type="float" office:value="12.4801323143874" calcext:value-type="float">
            <text:p>12.48</text:p>
          </table:table-cell>
          <table:table-cell table:style-name="Default" office:value-type="float" office:value="1964.49" calcext:value-type="float">
            <text:p>1964.49</text:p>
          </table:table-cell>
          <table:table-cell table:formula="of:=([.E38]-[.B38])/[.B38]*100" office:value-type="float" office:value="15.2173275543539" calcext:value-type="float">
            <text:p>15.22</text:p>
          </table:table-cell>
          <table:table-cell/>
        </table:table-row>
        <table:table-row table:style-name="ro1">
          <table:table-cell office:value-type="string" calcext:value-type="string">
            <text:p>p10</text:p>
          </table:table-cell>
          <table:table-cell table:style-name="Default" office:value-type="float" office:value="1286.28" calcext:value-type="float">
            <text:p>1286.28</text:p>
          </table:table-cell>
          <table:table-cell table:style-name="Default" office:value-type="float" office:value="1493.13" calcext:value-type="float">
            <text:p>1493.13</text:p>
          </table:table-cell>
          <table:table-cell office:value-type="float" office:value="16.0812575799981" calcext:value-type="float">
            <text:p>16.08</text:p>
          </table:table-cell>
          <table:table-cell table:style-name="Default" office:value-type="float" office:value="1500.38" calcext:value-type="float">
            <text:p>1500.38</text:p>
          </table:table-cell>
          <table:table-cell table:formula="of:=([.E39]-[.B39])/[.B39]*100" office:value-type="float" office:value="16.6448984668968" calcext:value-type="float">
            <text:p>16.64</text:p>
          </table:table-cell>
          <table:table-cell/>
        </table:table-row>
        <table:table-row table:style-name="ro1">
          <table:table-cell office:value-type="string" calcext:value-type="string">
            <text:p>p11</text:p>
          </table:table-cell>
          <table:table-cell table:style-name="Default" office:value-type="float" office:value="992.16" calcext:value-type="float">
            <text:p>992.16</text:p>
          </table:table-cell>
          <table:table-cell table:style-name="Default" office:value-type="float" office:value="1145.75" calcext:value-type="float">
            <text:p>1145.75</text:p>
          </table:table-cell>
          <table:table-cell office:value-type="float" office:value="15.4803660699887" calcext:value-type="float">
            <text:p>15.48</text:p>
          </table:table-cell>
          <table:table-cell table:style-name="Default" office:value-type="float" office:value="1031.09" calcext:value-type="float">
            <text:p>1031.09</text:p>
          </table:table-cell>
          <table:table-cell table:formula="of:=([.E40]-[.B40])/[.B40]*100" office:value-type="float" office:value="3.9237622964038" calcext:value-type="float">
            <text:p>3.92</text:p>
          </table:table-cell>
          <table:table-cell/>
        </table:table-row>
        <table:table-row table:style-name="ro1">
          <table:table-cell office:value-type="string" calcext:value-type="string">
            <text:p>p12</text:p>
          </table:table-cell>
          <table:table-cell table:style-name="Default" office:value-type="float" office:value="1082.12" calcext:value-type="float">
            <text:p>1082.12</text:p>
          </table:table-cell>
          <table:table-cell table:style-name="Default" office:value-type="float" office:value="1273.77" calcext:value-type="float">
            <text:p>1273.77</text:p>
          </table:table-cell>
          <table:table-cell office:value-type="float" office:value="17.7106051084908" calcext:value-type="float">
            <text:p>17.71</text:p>
          </table:table-cell>
          <table:table-cell table:style-name="Default" office:value-type="float" office:value="1273.77" calcext:value-type="float">
            <text:p>1273.77</text:p>
          </table:table-cell>
          <table:table-cell table:formula="of:=([.E41]-[.B41])/[.B41]*100" office:value-type="float" office:value="17.7106051084908" calcext:value-type="float">
            <text:p>17.71</text:p>
          </table:table-cell>
          <table:table-cell/>
        </table:table-row>
        <table:table-row table:style-name="ro1">
          <table:table-cell office:value-type="string" calcext:value-type="string">
            <text:p>p13</text:p>
          </table:table-cell>
          <table:table-cell table:style-name="Default" office:value-type="float" office:value="1099.02" calcext:value-type="float">
            <text:p>1099.02</text:p>
          </table:table-cell>
          <table:table-cell table:style-name="Default" office:value-type="float" office:value="1226.63" calcext:value-type="float">
            <text:p>1226.63</text:p>
          </table:table-cell>
          <table:table-cell office:value-type="float" office:value="11.6112536623537" calcext:value-type="float">
            <text:p>11.61</text:p>
          </table:table-cell>
          <table:table-cell table:style-name="Default" office:value-type="float" office:value="1226.63" calcext:value-type="float">
            <text:p>1226.63</text:p>
          </table:table-cell>
          <table:table-cell table:formula="of:=([.E42]-[.B42])/[.B42]*100" office:value-type="float" office:value="11.6112536623537" calcext:value-type="float">
            <text:p>11.61</text:p>
          </table:table-cell>
          <table:table-cell/>
        </table:table-row>
        <table:table-row table:style-name="ro1">
          <table:table-cell office:value-type="string" calcext:value-type="string">
            <text:p>p14</text:p>
          </table:table-cell>
          <table:table-cell table:style-name="Default" office:value-type="float" office:value="1111.12" calcext:value-type="float">
            <text:p>1111.12</text:p>
          </table:table-cell>
          <table:table-cell table:style-name="Default" office:value-type="float" office:value="1284.73" calcext:value-type="float">
            <text:p>1284.73</text:p>
          </table:table-cell>
          <table:table-cell office:value-type="float" office:value="15.6247750018" calcext:value-type="float">
            <text:p>15.62</text:p>
          </table:table-cell>
          <table:table-cell table:style-name="Default" office:value-type="float" office:value="1284.73" calcext:value-type="float">
            <text:p>1284.73</text:p>
          </table:table-cell>
          <table:table-cell table:formula="of:=([.E43]-[.B43])/[.B43]*100" office:value-type="float" office:value="15.6247750018" calcext:value-type="float">
            <text:p>15.62</text:p>
          </table:table-cell>
          <table:table-cell/>
        </table:table-row>
        <table:table-row table:style-name="ro1">
          <table:table-cell office:value-type="string" calcext:value-type="string">
            <text:p>p15</text:p>
          </table:table-cell>
          <table:table-cell table:style-name="Default" office:value-type="float" office:value="1166.08" calcext:value-type="float">
            <text:p>1166.08</text:p>
          </table:table-cell>
          <table:table-cell table:style-name="Default" office:value-type="float" office:value="1347.67" calcext:value-type="float">
            <text:p>1347.67</text:p>
          </table:table-cell>
          <table:table-cell office:value-type="float" office:value="15.5726879802415" calcext:value-type="float">
            <text:p>15.57</text:p>
          </table:table-cell>
          <table:table-cell table:style-name="Default" office:value-type="float" office:value="1295.23" calcext:value-type="float">
            <text:p>1295.23</text:p>
          </table:table-cell>
          <table:table-cell table:formula="of:=([.E44]-[.B44])/[.B44]*100" office:value-type="float" office:value="11.0755694291987" calcext:value-type="float">
            <text:p>11.08</text:p>
          </table:table-cell>
          <table:table-cell/>
        </table:table-row>
        <table:table-row table:style-name="ro1">
          <table:table-cell office:value-type="string" calcext:value-type="string">
            <text:p>p16</text:p>
          </table:table-cell>
          <table:table-cell table:style-name="Default" office:value-type="float" office:value="1178.51" calcext:value-type="float">
            <text:p>1178.51</text:p>
          </table:table-cell>
          <table:table-cell table:style-name="Default" office:value-type="float" office:value="1289.29" calcext:value-type="float">
            <text:p>1289.29</text:p>
          </table:table-cell>
          <table:table-cell office:value-type="float" office:value="9.40000509117445" calcext:value-type="float">
            <text:p>9.40</text:p>
          </table:table-cell>
          <table:table-cell table:style-name="Default" office:value-type="float" office:value="1289.29" calcext:value-type="float">
            <text:p>1289.29</text:p>
          </table:table-cell>
          <table:table-cell table:formula="of:=([.E45]-[.B45])/[.B45]*100" office:value-type="float" office:value="9.40000509117445" calcext:value-type="float">
            <text:p>9.40</text:p>
          </table:table-cell>
          <table:table-cell/>
        </table:table-row>
        <table:table-row table:style-name="ro1">
          <table:table-cell office:value-type="string" calcext:value-type="string">
            <text:p>p17</text:p>
          </table:table-cell>
          <table:table-cell table:style-name="Default" office:value-type="float" office:value="1142.74" calcext:value-type="float">
            <text:p>1142.74</text:p>
          </table:table-cell>
          <table:table-cell table:style-name="Default" office:value-type="float" office:value="1320.91" calcext:value-type="float">
            <text:p>1320.91</text:p>
          </table:table-cell>
          <table:table-cell office:value-type="float" office:value="15.5914731259954" calcext:value-type="float">
            <text:p>15.59</text:p>
          </table:table-cell>
          <table:table-cell table:style-name="Default" office:value-type="float" office:value="1273.39" calcext:value-type="float">
            <text:p>1273.39</text:p>
          </table:table-cell>
          <table:table-cell table:formula="of:=([.E46]-[.B46])/[.B46]*100" office:value-type="float" office:value="11.433046887306" calcext:value-type="float">
            <text:p>11.43</text:p>
          </table:table-cell>
          <table:table-cell/>
        </table:table-row>
        <table:table-row table:style-name="ro1">
          <table:table-cell office:value-type="string" calcext:value-type="string">
            <text:p>p18</text:p>
          </table:table-cell>
          <table:table-cell table:style-name="Default" office:value-type="float" office:value="1231.96" calcext:value-type="float">
            <text:p>1231.96</text:p>
          </table:table-cell>
          <table:table-cell table:style-name="Default" office:value-type="float" office:value="1260.24" calcext:value-type="float">
            <text:p>1260.24</text:p>
          </table:table-cell>
          <table:table-cell office:value-type="float" office:value="2.29552907561934" calcext:value-type="float">
            <text:p>2.30</text:p>
          </table:table-cell>
          <table:table-cell table:style-name="Default" office:value-type="float" office:value="1211.56" calcext:value-type="float">
            <text:p>1211.56</text:p>
          </table:table-cell>
          <table:table-cell table:formula="of:=([.E47]-[.B47])/[.B47]*100" office:value-type="float" office:value="-1.6558979187636" calcext:value-type="float">
            <text:p>-1.66</text:p>
          </table:table-cell>
          <table:table-cell/>
        </table:table-row>
        <table:table-row table:style-name="ro1">
          <table:table-cell office:value-type="string" calcext:value-type="string">
            <text:p>p19</text:p>
          </table:table-cell>
          <table:table-cell table:style-name="Default" office:value-type="float" office:value="1250.26" calcext:value-type="float">
            <text:p>1250.26</text:p>
          </table:table-cell>
          <table:table-cell table:style-name="Default" office:value-type="float" office:value="1266.92" calcext:value-type="float">
            <text:p>1266.92</text:p>
          </table:table-cell>
          <table:table-cell office:value-type="float" office:value="1.33252283525027" calcext:value-type="float">
            <text:p>1.33</text:p>
          </table:table-cell>
          <table:table-cell table:style-name="Default" office:value-type="float" office:value="1248.93" calcext:value-type="float">
            <text:p>1248.93</text:p>
          </table:table-cell>
          <table:table-cell table:formula="of:=([.E48]-[.B48])/[.B48]*100" office:value-type="float" office:value="-0.106377873402326" calcext:value-type="float">
            <text:p>-0.11</text:p>
          </table:table-cell>
          <table:table-cell/>
        </table:table-row>
        <table:table-row table:style-name="ro1">
          <table:table-cell office:value-type="string" calcext:value-type="string">
            <text:p>p20</text:p>
          </table:table-cell>
          <table:table-cell table:style-name="Default" office:value-type="float" office:value="1246.36" calcext:value-type="float">
            <text:p>1246.36</text:p>
          </table:table-cell>
          <table:table-cell table:style-name="Default" office:value-type="float" office:value="1323.1" calcext:value-type="float">
            <text:p>1323.1</text:p>
          </table:table-cell>
          <table:table-cell office:value-type="float" office:value="6.15712956128246" calcext:value-type="float">
            <text:p>6.16</text:p>
          </table:table-cell>
          <table:table-cell table:style-name="Default" office:value-type="float" office:value="1234.12" calcext:value-type="float">
            <text:p>1234.12</text:p>
          </table:table-cell>
          <table:table-cell table:formula="of:=([.E49]-[.B49])/[.B49]*100" office:value-type="float" office:value="-0.982059758015342" calcext:value-type="float">
            <text:p>-0.98</text:p>
          </table:table-cell>
          <table:table-cell/>
        </table:table-row>
        <table:table-row table:style-name="ro1">
          <table:table-cell office:value-type="string" calcext:value-type="string">
            <text:p>p21</text:p>
          </table:table-cell>
          <table:table-cell table:style-name="Default" office:value-type="float" office:value="1296.19" calcext:value-type="float">
            <text:p>1296.19</text:p>
          </table:table-cell>
          <table:table-cell table:style-name="Default" office:value-type="float" office:value="1363.18" calcext:value-type="float">
            <text:p>1363.18</text:p>
          </table:table-cell>
          <table:table-cell office:value-type="float" office:value="5.16822379435114" calcext:value-type="float">
            <text:p>5.17</text:p>
          </table:table-cell>
          <table:table-cell table:style-name="Default" office:value-type="float" office:value="1231.23" calcext:value-type="float">
            <text:p>1231.23</text:p>
          </table:table-cell>
          <table:table-cell table:formula="of:=([.E50]-[.B50])/[.B50]*100" office:value-type="float" office:value="-5.01161095209807" calcext:value-type="float">
            <text:p>-5.01</text:p>
          </table:table-cell>
          <table:table-cell/>
        </table:table-row>
        <table:table-row table:style-name="ro1">
          <table:table-cell office:value-type="string" calcext:value-type="string">
            <text:p>p22</text:p>
          </table:table-cell>
          <table:table-cell table:style-name="Default" office:value-type="float" office:value="1317.94" calcext:value-type="float">
            <text:p>1317.94</text:p>
          </table:table-cell>
          <table:table-cell table:style-name="Default" office:value-type="float" office:value="1295.67" calcext:value-type="float">
            <text:p>1295.67</text:p>
          </table:table-cell>
          <table:table-cell office:value-type="float" office:value="-1.68975825910132" calcext:value-type="float">
            <text:p>-1.69</text:p>
          </table:table-cell>
          <table:table-cell table:style-name="Default" office:value-type="float" office:value="1230.99" calcext:value-type="float">
            <text:p>1230.99</text:p>
          </table:table-cell>
          <table:table-cell table:formula="of:=([.E51]-[.B51])/[.B51]*100" office:value-type="float" office:value="-6.59741718135879" calcext:value-type="float">
            <text:p>-6.60</text:p>
          </table:table-cell>
          <table:table-cell/>
        </table:table-row>
        <table:table-row table:style-name="ro1">
          <table:table-cell office:value-type="string" calcext:value-type="string">
            <text:p>p23</text:p>
          </table:table-cell>
          <table:table-cell table:style-name="Default" office:value-type="float" office:value="1319.93" calcext:value-type="float">
            <text:p>1319.93</text:p>
          </table:table-cell>
          <table:table-cell table:style-name="Default" office:value-type="float" office:value="1252.36" calcext:value-type="float">
            <text:p>1252.36</text:p>
          </table:table-cell>
          <table:table-cell office:value-type="float" office:value="-5.11921086724297" calcext:value-type="float">
            <text:p>-5.12</text:p>
          </table:table-cell>
          <table:table-cell table:style-name="Default" office:value-type="float" office:value="1222.63" calcext:value-type="float">
            <text:p>1222.63</text:p>
          </table:table-cell>
          <table:table-cell table:formula="of:=([.E52]-[.B52])/[.B52]*100" office:value-type="float" office:value="-7.37160303955513" calcext:value-type="float">
            <text:p>-7.37</text:p>
          </table:table-cell>
          <table:table-cell/>
        </table:table-row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gaps to ACO_best</text:p>
          </table:table-cell>
          <table:table-cell office:value-type="string" calcext:value-type="string">
            <text:p>AACOAVG</text:p>
          </table:table-cell>
          <table:table-cell office:value-type="string" calcext:value-type="string">
            <text:p>AACOWOR</text:p>
          </table:table-cell>
          <table:table-cell office:value-type="string" calcext:value-type="string">
            <text:p>heuristic_prox</text:p>
          </table:table-cell>
          <table:table-cell table:style-name="Default" office:value-type="string" calcext:value-type="string">
            <text:p>heuristic_kmeans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10.1817316308244" calcext:value-type="float">
            <text:p>10.18</text:p>
          </table:table-cell>
          <table:table-cell office:value-type="float" office:value="26.3440860215054" calcext:value-type="float">
            <text:p>26.34</text:p>
          </table:table-cell>
          <table:table-cell office:value-type="float" office:value="21.7629928315412" calcext:value-type="float">
            <text:p>21.76</text:p>
          </table:table-cell>
          <table:table-cell office:value-type="float" office:value="6.98364695340502" calcext:value-type="float">
            <text:p>6.98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3.8024662768483" calcext:value-type="float">
            <text:p>13.80</text:p>
          </table:table-cell>
          <table:table-cell office:value-type="float" office:value="35.9231170034158" calcext:value-type="float">
            <text:p>35.92</text:p>
          </table:table-cell>
          <table:table-cell office:value-type="float" office:value="26.9032594222196" calcext:value-type="float">
            <text:p>26.90</text:p>
          </table:table-cell>
          <table:table-cell office:value-type="float" office:value="9.18774966711052" calcext:value-type="float">
            <text:p>9.19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7.73098607755148" calcext:value-type="float">
            <text:p>7.73</text:p>
          </table:table-cell>
          <table:table-cell office:value-type="float" office:value="20.9009319986193" calcext:value-type="float">
            <text:p>20.90</text:p>
          </table:table-cell>
          <table:table-cell office:value-type="float" office:value="23.5991255321597" calcext:value-type="float">
            <text:p>23.60</text:p>
          </table:table-cell>
          <table:table-cell office:value-type="float" office:value="6.90369347600967" calcext:value-type="float">
            <text:p>6.90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04</text:p>
          </table:table-cell>
          <table:table-cell office:value-type="float" office:value="2.37473804534197" calcext:value-type="float">
            <text:p>2.37</text:p>
          </table:table-cell>
          <table:table-cell office:value-type="float" office:value="7.26328824538007" calcext:value-type="float">
            <text:p>7.26</text:p>
          </table:table-cell>
          <table:table-cell office:value-type="float" office:value="6.18054232552231" calcext:value-type="float">
            <text:p>6.18</text:p>
          </table:table-cell>
          <table:table-cell office:value-type="float" office:value="10.3321267543024" calcext:value-type="float">
            <text:p>10.33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05</text:p>
          </table:table-cell>
          <table:table-cell office:value-type="float" office:value="7.05722213496677" calcext:value-type="float">
            <text:p>7.06</text:p>
          </table:table-cell>
          <table:table-cell office:value-type="float" office:value="20.8383505226603" calcext:value-type="float">
            <text:p>20.84</text:p>
          </table:table-cell>
          <table:table-cell office:value-type="float" office:value="10.0780063871002" calcext:value-type="float">
            <text:p>10.08</text:p>
          </table:table-cell>
          <table:table-cell office:value-type="float" office:value="8.95241086854093" calcext:value-type="float">
            <text:p>8.95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06</text:p>
          </table:table-cell>
          <table:table-cell office:value-type="float" office:value="2.96491690846741" calcext:value-type="float">
            <text:p>2.96</text:p>
          </table:table-cell>
          <table:table-cell office:value-type="float" office:value="6.40728040094961" calcext:value-type="float">
            <text:p>6.41</text:p>
          </table:table-cell>
          <table:table-cell office:value-type="float" office:value="14.8562384595094" calcext:value-type="float">
            <text:p>14.86</text:p>
          </table:table-cell>
          <table:table-cell office:value-type="float" office:value="9.79952519124241" calcext:value-type="float">
            <text:p>9.80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07</text:p>
          </table:table-cell>
          <table:table-cell office:value-type="float" office:value="3.3548431862337" calcext:value-type="float">
            <text:p>3.35</text:p>
          </table:table-cell>
          <table:table-cell office:value-type="float" office:value="9.2076047737996" calcext:value-type="float">
            <text:p>9.21</text:p>
          </table:table-cell>
          <table:table-cell office:value-type="float" office:value="7.36885928393006" calcext:value-type="float">
            <text:p>7.37</text:p>
          </table:table-cell>
          <table:table-cell office:value-type="float" office:value="9.07923952262004" calcext:value-type="float">
            <text:p>9.08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08</text:p>
          </table:table-cell>
          <table:table-cell office:value-type="float" office:value="2.5286314766004" calcext:value-type="float">
            <text:p>2.53</text:p>
          </table:table-cell>
          <table:table-cell office:value-type="float" office:value="8.00986847544621" calcext:value-type="float">
            <text:p>8.01</text:p>
          </table:table-cell>
          <table:table-cell office:value-type="float" office:value="10.2573939155425" calcext:value-type="float">
            <text:p>10.26</text:p>
          </table:table-cell>
          <table:table-cell office:value-type="float" office:value="5.36581816738707" calcext:value-type="float">
            <text:p>5.37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09</text:p>
          </table:table-cell>
          <table:table-cell office:value-type="float" office:value="4.09552911092473" calcext:value-type="float">
            <text:p>4.10</text:p>
          </table:table-cell>
          <table:table-cell office:value-type="float" office:value="8.32184770942447" calcext:value-type="float">
            <text:p>8.32</text:p>
          </table:table-cell>
          <table:table-cell office:value-type="float" office:value="12.4801323143874" calcext:value-type="float">
            <text:p>12.48</text:p>
          </table:table-cell>
          <table:table-cell office:value-type="float" office:value="15.2173275543539" calcext:value-type="float">
            <text:p>15.2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10</text:p>
          </table:table-cell>
          <table:table-cell office:value-type="float" office:value="2.60440961532481" calcext:value-type="float">
            <text:p>2.60</text:p>
          </table:table-cell>
          <table:table-cell office:value-type="float" office:value="4.91261622663806" calcext:value-type="float">
            <text:p>4.91</text:p>
          </table:table-cell>
          <table:table-cell office:value-type="float" office:value="16.0812575799981" calcext:value-type="float">
            <text:p>16.08</text:p>
          </table:table-cell>
          <table:table-cell office:value-type="float" office:value="16.6448984668968" calcext:value-type="float">
            <text:p>16.64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11</text:p>
          </table:table-cell>
          <table:table-cell office:value-type="float" office:value="4.38134978229319" calcext:value-type="float">
            <text:p>4.38</text:p>
          </table:table-cell>
          <table:table-cell office:value-type="float" office:value="7.00895016932754" calcext:value-type="float">
            <text:p>7.01</text:p>
          </table:table-cell>
          <table:table-cell office:value-type="float" office:value="15.4803660699887" calcext:value-type="float">
            <text:p>15.48</text:p>
          </table:table-cell>
          <table:table-cell office:value-type="float" office:value="3.9237622964038" calcext:value-type="float">
            <text:p>3.9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12</text:p>
          </table:table-cell>
          <table:table-cell office:value-type="float" office:value="3.80549292130263" calcext:value-type="float">
            <text:p>3.81</text:p>
          </table:table-cell>
          <table:table-cell office:value-type="float" office:value="8.6191919565298" calcext:value-type="float">
            <text:p>8.62</text:p>
          </table:table-cell>
          <table:table-cell table:number-columns-repeated="2" office:value-type="float" office:value="17.7106051084908" calcext:value-type="float">
            <text:p>17.71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13</text:p>
          </table:table-cell>
          <table:table-cell office:value-type="float" office:value="3.30139578897564" calcext:value-type="float">
            <text:p>3.30</text:p>
          </table:table-cell>
          <table:table-cell office:value-type="float" office:value="8.45662499317574" calcext:value-type="float">
            <text:p>8.46</text:p>
          </table:table-cell>
          <table:table-cell table:number-columns-repeated="2" office:value-type="float" office:value="11.6112536623537" calcext:value-type="float">
            <text:p>11.61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14</text:p>
          </table:table-cell>
          <table:table-cell office:value-type="float" office:value="1.09889120887033" calcext:value-type="float">
            <text:p>1.10</text:p>
          </table:table-cell>
          <table:table-cell office:value-type="float" office:value="5.31445748434014" calcext:value-type="float">
            <text:p>5.31</text:p>
          </table:table-cell>
          <table:table-cell table:number-columns-repeated="2" office:value-type="float" office:value="15.6247750018" calcext:value-type="float">
            <text:p>15.62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15</text:p>
          </table:table-cell>
          <table:table-cell office:value-type="float" office:value="3.12928787047201" calcext:value-type="float">
            <text:p>3.13</text:p>
          </table:table-cell>
          <table:table-cell office:value-type="float" office:value="5.33325329308453" calcext:value-type="float">
            <text:p>5.33</text:p>
          </table:table-cell>
          <table:table-cell office:value-type="float" office:value="15.5726879802415" calcext:value-type="float">
            <text:p>15.57</text:p>
          </table:table-cell>
          <table:table-cell office:value-type="float" office:value="11.0755694291987" calcext:value-type="float">
            <text:p>11.08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16</text:p>
          </table:table-cell>
          <table:table-cell office:value-type="float" office:value="2.63807689370476" calcext:value-type="float">
            <text:p>2.64</text:p>
          </table:table-cell>
          <table:table-cell office:value-type="float" office:value="5.35930963674471" calcext:value-type="float">
            <text:p>5.36</text:p>
          </table:table-cell>
          <table:table-cell table:number-columns-repeated="2" office:value-type="float" office:value="9.40000509117445" calcext:value-type="float">
            <text:p>9.40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17</text:p>
          </table:table-cell>
          <table:table-cell office:value-type="float" office:value="5.00026252690902" calcext:value-type="float">
            <text:p>5.00</text:p>
          </table:table-cell>
          <table:table-cell office:value-type="float" office:value="9.68986821149168" calcext:value-type="float">
            <text:p>9.69</text:p>
          </table:table-cell>
          <table:table-cell office:value-type="float" office:value="15.5914731259954" calcext:value-type="float">
            <text:p>15.59</text:p>
          </table:table-cell>
          <table:table-cell office:value-type="float" office:value="11.433046887306" calcext:value-type="float">
            <text:p>11.43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18</text:p>
          </table:table-cell>
          <table:table-cell office:value-type="float" office:value="2.59334718659697" calcext:value-type="float">
            <text:p>2.59</text:p>
          </table:table-cell>
          <table:table-cell office:value-type="float" office:value="5.23231273742654" calcext:value-type="float">
            <text:p>5.23</text:p>
          </table:table-cell>
          <table:table-cell office:value-type="float" office:value="2.29552907561934" calcext:value-type="float">
            <text:p>2.30</text:p>
          </table:table-cell>
          <table:table-cell office:value-type="float" office:value="-1.6558979187636" calcext:value-type="float">
            <text:p>-1.66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19</text:p>
          </table:table-cell>
          <table:table-cell office:value-type="float" office:value="1.30252907395262" calcext:value-type="float">
            <text:p>1.30</text:p>
          </table:table-cell>
          <table:table-cell office:value-type="float" office:value="2.7170348567498" calcext:value-type="float">
            <text:p>2.72</text:p>
          </table:table-cell>
          <table:table-cell office:value-type="float" office:value="1.33252283525027" calcext:value-type="float">
            <text:p>1.33</text:p>
          </table:table-cell>
          <table:table-cell office:value-type="float" office:value="-0.106377873402326" calcext:value-type="float">
            <text:p>-0.11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20</text:p>
          </table:table-cell>
          <table:table-cell office:value-type="float" office:value="1.63187201129691" calcext:value-type="float">
            <text:p>1.63</text:p>
          </table:table-cell>
          <table:table-cell office:value-type="float" office:value="2.76083956481274" calcext:value-type="float">
            <text:p>2.76</text:p>
          </table:table-cell>
          <table:table-cell office:value-type="float" office:value="6.15712956128246" calcext:value-type="float">
            <text:p>6.16</text:p>
          </table:table-cell>
          <table:table-cell office:value-type="float" office:value="-0.982059758015342" calcext:value-type="float">
            <text:p>-0.98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21</text:p>
          </table:table-cell>
          <table:table-cell office:value-type="float" office:value="2.61690030011031" calcext:value-type="float">
            <text:p>2.62</text:p>
          </table:table-cell>
          <table:table-cell office:value-type="float" office:value="3.92689343383299" calcext:value-type="float">
            <text:p>3.93</text:p>
          </table:table-cell>
          <table:table-cell office:value-type="float" office:value="5.16822379435114" calcext:value-type="float">
            <text:p>5.17</text:p>
          </table:table-cell>
          <table:table-cell office:value-type="float" office:value="-5.01161095209807" calcext:value-type="float">
            <text:p>-5.01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22</text:p>
          </table:table-cell>
          <table:table-cell office:value-type="float" office:value="1.07212771446347" calcext:value-type="float">
            <text:p>1.07</text:p>
          </table:table-cell>
          <table:table-cell office:value-type="float" office:value="2.78237249040168" calcext:value-type="float">
            <text:p>2.78</text:p>
          </table:table-cell>
          <table:table-cell office:value-type="float" office:value="-1.68975825910132" calcext:value-type="float">
            <text:p>-1.69</text:p>
          </table:table-cell>
          <table:table-cell office:value-type="float" office:value="-6.59741718135879" calcext:value-type="float">
            <text:p>-6.60</text:p>
          </table:table-cell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p23</text:p>
          </table:table-cell>
          <table:table-cell office:value-type="float" office:value="1.63417757002265" calcext:value-type="float">
            <text:p>1.63</text:p>
          </table:table-cell>
          <table:table-cell office:value-type="float" office:value="2.77969286250027" calcext:value-type="float">
            <text:p>2.78</text:p>
          </table:table-cell>
          <table:table-cell office:value-type="float" office:value="-5.11921086724297" calcext:value-type="float">
            <text:p>-5.12</text:p>
          </table:table-cell>
          <table:table-cell office:value-type="float" office:value="-7.37160303955513" calcext:value-type="float">
            <text:p>-7.37</text:p>
          </table:table-cell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7">00/00/0000</text:date>, <text:time style:data-style-name="N2" text:time-value="14:00:07.4072115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7T13:26:38.946529715</meta:creation-date>
    <meta:generator>LibreOffice/7.6.6.3$Linux_X86_64 LibreOffice_project/60$Build-3</meta:generator>
    <dc:date>2024-05-27T14:11:09.429640427</dc:date>
    <meta:editing-duration>PT11M17S</meta:editing-duration>
    <meta:editing-cycles>18</meta:editing-cycles>
    <meta:document-statistic meta:table-count="1" meta:cell-count="438" meta:object-count="0"/>
  </office:meta>
</office:document-meta>
</file>